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dd5e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46d5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63e43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5">4</text:span><text:span text:style-name="T2">.</text:span><text:span text:style-name="T5">1.</text:span><text:span text:style-name="T1"> </text:span><text:span text:style-name="T6">Super Lucho, recargado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2-23T09:41:22.623000000</dc:date>
    <meta:editing-duration>PT6H7M19S</meta:editing-duration>
    <meta:editing-cycles>101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5" meta:character-count="38" meta:non-whitespace-character-count="34"/>
  </office:meta>
</office:document-meta>
</file>